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5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T1" style:family="text">
      <style:text-properties fo:color="#d7ba7d" loext:opacity="100%"/>
    </style:style>
    <style:style style:name="T2" style:family="text">
      <style:text-properties fo:color="#9cdcfe" loext:opacity="100%" style:font-name="Consolas" fo:font-size="10.5pt" fo:font-weight="normal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fo:color="#b5cea8" loext:opacity="100%" style:font-name="Consolas" fo:font-size="10.5pt" fo:font-weight="normal"/>
    </style:style>
    <style:style style:name="T5" style:family="text">
      <style:text-properties fo:color="#ce9178" loext:opacity="100%" style:font-name="Consolas" fo:font-size="10.5pt" fo:font-weight="normal"/>
    </style:style>
    <style:style style:name="T6" style:family="text">
      <style:text-properties fo:color="#9cdcfe" loext:opacity="100%"/>
    </style:style>
    <style:style style:name="T7" style:family="text">
      <style:text-properties fo:color="#d4d4d4" loext:opacity="100%"/>
    </style:style>
    <style:style style:name="T8" style:family="text">
      <style:text-properties fo:color="#ce9178" loext:opacity="100%"/>
    </style:style>
    <style:style style:name="T9" style:family="text">
      <style:text-properties fo:color="#c586c0" loext:opacity="100%"/>
    </style:style>
    <style:style style:name="T10" style:family="text">
      <style:text-properties fo:color="#b5cea8" loext:opacity="100%"/>
    </style:style>
    <style:style style:name="T11" style:family="text">
      <style:text-properties fo:color="#d7ba7d" loext:opacity="100%" style:font-name="Consolas" fo:font-size="10.5pt" fo:font-weight="normal"/>
    </style:style>
    <style:style style:name="T12" style:family="text">
      <style:text-properties fo:color="#d4d4d4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 Informes.css */</text:p>
      <text:p text:style-name="P2"/>
      <text:p text:style-name="P3"><text:span text:style-name="T1">.contenedor-informes</text:span> {</text:p>
      <text:p text:style-name="P4">  <text:span text:style-name="T2">max-width</text:span><text:span text:style-name="T3">: </text:span><text:span text:style-name="T4">900px</text:span><text:span text:style-name="T3">;</text:span></text:p>
      <text:p text:style-name="P4">  <text:span text:style-name="T2">margin</text:span><text:span text:style-name="T3">: </text:span><text:span text:style-name="T4">0</text:span><text:span text:style-name="T3"> </text:span><text:span text:style-name="T5">auto</text:span><text:span text:style-name="T3">;</text:span></text:p>
      <text:p text:style-name="P4">  <text:span text:style-name="T2">padding</text:span><text:span text:style-name="T3">: </text:span><text:span text:style-name="T4">2rem</text:span><text:span text:style-name="T3">;</text:span></text:p>
      <text:p text:style-name="P4">  <text:span text:style-name="T2">font-family</text:span><text:span text:style-name="T3">: </text:span><text:span text:style-name="T5">Arial</text:span><text:span text:style-name="T3">, </text:span><text:span text:style-name="T5">sans-serif</text:span><text:span text:style-name="T3">;</text:span></text:p>
      <text:p text:style-name="P3">}</text:p>
      <text:p text:style-name="P2"/>
      <text:p text:style-name="P3"><text:span text:style-name="T1">.contenedor-informes</text:span> <text:span text:style-name="T1">h2</text:span> {</text:p>
      <text:p text:style-name="P4">  <text:span text:style-name="T2">text-align</text:span><text:span text:style-name="T3">: </text:span><text:span text:style-name="T5">center</text:span><text:span text:style-name="T3">;</text:span></text:p>
      <text:p text:style-name="P4">  <text:span text:style-name="T2">margin-bottom</text:span><text:span text:style-name="T3">: </text:span><text:span text:style-name="T4">2rem</text:span><text:span text:style-name="T3">;</text:span></text:p>
      <text:p text:style-name="P4">  <text:span text:style-name="T2">font-size</text:span><text:span text:style-name="T3">: </text:span><text:span text:style-name="T4">1.8rem</text:span><text:span text:style-name="T3">;</text:span></text:p>
      <text:p text:style-name="P4">  <text:span text:style-name="T2">font-weight</text:span><text:span text:style-name="T3">: </text:span><text:span text:style-name="T5">bold</text:span><text:span text:style-name="T3">;</text:span></text:p>
      <text:p text:style-name="P3">}</text:p>
      <text:p text:style-name="P2"/>
      <text:p text:style-name="P3"><text:span text:style-name="T1">.filtros-informe</text:span> {</text:p>
      <text:p text:style-name="P4">  <text:span text:style-name="T2">display</text:span><text:span text:style-name="T3">: </text:span><text:span text:style-name="T5">flex</text:span><text:span text:style-name="T3">;</text:span></text:p>
      <text:p text:style-name="P4">  <text:span text:style-name="T2">flex-direction</text:span><text:span text:style-name="T3">: </text:span><text:span text:style-name="T5">column</text:span><text:span text:style-name="T3">;</text:span></text:p>
      <text:p text:style-name="P4">  <text:span text:style-name="T2">gap</text:span><text:span text:style-name="T3">: </text:span><text:span text:style-name="T4">1rem</text:span><text:span text:style-name="T3">;</text:span></text:p>
      <text:p text:style-name="P4">  <text:span text:style-name="T2">margin-bottom</text:span><text:span text:style-name="T3">: </text:span><text:span text:style-name="T4">2rem</text:span><text:span text:style-name="T3">;</text:span></text:p>
      <text:p text:style-name="P3">}</text:p>
      <text:p text:style-name="P2"/>
      <text:p text:style-name="P3"><text:span text:style-name="T1">.filtros-informe</text:span> <text:span text:style-name="T1">label</text:span> {</text:p>
      <text:p text:style-name="P4">  <text:span text:style-name="T2">display</text:span><text:span text:style-name="T3">: </text:span><text:span text:style-name="T5">flex</text:span><text:span text:style-name="T3">;</text:span></text:p>
      <text:p text:style-name="P4">  <text:span text:style-name="T2">flex-direction</text:span><text:span text:style-name="T3">: </text:span><text:span text:style-name="T5">column</text:span><text:span text:style-name="T3">;</text:span></text:p>
      <text:p text:style-name="P4">  <text:span text:style-name="T2">font-weight</text:span><text:span text:style-name="T3">: </text:span><text:span text:style-name="T5">bold</text:span><text:span text:style-name="T3">;</text:span></text:p>
      <text:p text:style-name="P3">}</text:p>
      <text:p text:style-name="P2"/>
      <text:p text:style-name="P3"><text:span text:style-name="T1">.filtros-informe</text:span> <text:span text:style-name="T1">select</text:span>,</text:p>
      <text:p text:style-name="P3"><text:span text:style-name="T1">.filtros-informe</text:span> <text:span text:style-name="T1">input</text:span>[<text:span text:style-name="T6">type</text:span><text:span text:style-name="T7">=</text:span><text:span text:style-name="T8">"date"</text:span>],</text:p>
      <text:p text:style-name="P3"><text:span text:style-name="T1">.filtros-informe</text:span> <text:span text:style-name="T1">button</text:span> {</text:p>
      <text:p text:style-name="P4">  <text:span text:style-name="T2">padding</text:span><text:span text:style-name="T3">: </text:span><text:span text:style-name="T4">0.5rem</text:span><text:span text:style-name="T3">;</text:span></text:p>
      <text:p text:style-name="P4">  <text:span text:style-name="T2">font-size</text:span><text:span text:style-name="T3">: </text:span><text:span text:style-name="T4">1rem</text:span><text:span text:style-name="T3">;</text:span></text:p>
      <text:p text:style-name="P4">  <text:span text:style-name="T2">border</text:span><text:span text:style-name="T3">: </text:span><text:span text:style-name="T4">1px</text:span><text:span text:style-name="T3"> </text:span><text:span text:style-name="T5">solid</text:span><text:span text:style-name="T3"> </text:span><text:span text:style-name="T5">#ccc</text:span><text:span text:style-name="T3">;</text:span></text:p>
      <text:p text:style-name="P4">  <text:span text:style-name="T2">border-radius</text:span><text:span text:style-name="T3">: </text:span><text:span text:style-name="T4">4px</text:span><text:span text:style-name="T3">;</text:span></text:p>
      <text:p text:style-name="P3">}</text:p>
      <text:p text:style-name="P2"/>
      <text:p text:style-name="P3"><text:span text:style-name="T1">.filtros-informe</text:span> <text:span text:style-name="T1">button</text:span> {</text:p>
      <text:p text:style-name="P4">  <text:span text:style-name="T2">background-color</text:span><text:span text:style-name="T3">: </text:span><text:span text:style-name="T5">#007bff</text:span><text:span text:style-name="T3">;</text:span></text:p>
      <text:p text:style-name="P4">  <text:span text:style-name="T2">color</text:span><text:span text:style-name="T3">: </text:span><text:span text:style-name="T5">white</text:span><text:span text:style-name="T3">;</text:span></text:p>
      <text:p text:style-name="P4">  <text:span text:style-name="T2">cursor</text:span><text:span text:style-name="T3">: </text:span><text:span text:style-name="T5">pointer</text:span><text:span text:style-name="T3">;</text:span></text:p>
      <text:p text:style-name="P4">  <text:span text:style-name="T2">transition</text:span><text:span text:style-name="T3">: background-color </text:span><text:span text:style-name="T4">0.3s</text:span><text:span text:style-name="T3"> </text:span><text:span text:style-name="T5">ease</text:span><text:span text:style-name="T3">;</text:span></text:p>
      <text:p text:style-name="P3">}</text:p>
      <text:p text:style-name="P2"/>
      <text:p text:style-name="P3"><text:span text:style-name="T1">.filtros-informe</text:span> <text:span text:style-name="T1">button:hover</text:span> {</text:p>
      <text:p text:style-name="P4">  <text:span text:style-name="T2">background-color</text:span><text:span text:style-name="T3">: </text:span><text:span text:style-name="T5">#0056b3</text:span><text:span text:style-name="T3">;</text:span></text:p>
      <text:p text:style-name="P3">}</text:p>
      <text:p text:style-name="P2"/>
      <text:p text:style-name="P3"><text:span text:style-name="T1">.resultados-informe</text:span> <text:span text:style-name="T1">table</text:span> {</text:p>
      <text:p text:style-name="P4">  <text:span text:style-name="T2">width</text:span><text:span text:style-name="T3">: </text:span><text:span text:style-name="T4">100%</text:span><text:span text:style-name="T3">;</text:span></text:p>
      <text:p text:style-name="P4"><text:soft-page-break/>  <text:span text:style-name="T2">border-collapse</text:span><text:span text:style-name="T3">: </text:span><text:span text:style-name="T5">collapse</text:span><text:span text:style-name="T3">;</text:span></text:p>
      <text:p text:style-name="P4">  <text:span text:style-name="T2">margin-top</text:span><text:span text:style-name="T3">: </text:span><text:span text:style-name="T4">1rem</text:span><text:span text:style-name="T3">;</text:span></text:p>
      <text:p text:style-name="P3">}</text:p>
      <text:p text:style-name="P2"/>
      <text:p text:style-name="P3"><text:span text:style-name="T1">.resultados-informe</text:span> <text:span text:style-name="T1">th</text:span>,</text:p>
      <text:p text:style-name="P3"><text:span text:style-name="T1">.resultados-informe</text:span> <text:span text:style-name="T1">td</text:span> {</text:p>
      <text:p text:style-name="P4">  <text:span text:style-name="T2">padding</text:span><text:span text:style-name="T3">: </text:span><text:span text:style-name="T4">0.75rem</text:span><text:span text:style-name="T3">;</text:span></text:p>
      <text:p text:style-name="P4">  <text:span text:style-name="T2">border</text:span><text:span text:style-name="T3">: </text:span><text:span text:style-name="T4">1px</text:span><text:span text:style-name="T3"> </text:span><text:span text:style-name="T5">solid</text:span><text:span text:style-name="T3"> </text:span><text:span text:style-name="T5">#ccc</text:span><text:span text:style-name="T3">;</text:span></text:p>
      <text:p text:style-name="P4">  <text:span text:style-name="T2">text-align</text:span><text:span text:style-name="T3">: </text:span><text:span text:style-name="T5">left</text:span><text:span text:style-name="T3">;</text:span></text:p>
      <text:p text:style-name="P3">}</text:p>
      <text:p text:style-name="P2"/>
      <text:p text:style-name="P3"><text:span text:style-name="T1">.resultados-informe</text:span> <text:span text:style-name="T1">th</text:span> {</text:p>
      <text:p text:style-name="P4">  <text:span text:style-name="T2">background-color</text:span><text:span text:style-name="T3">: </text:span><text:span text:style-name="T5">#f4f4f4</text:span><text:span text:style-name="T3">;</text:span></text:p>
      <text:p text:style-name="P4">  <text:span text:style-name="T2">text-transform</text:span><text:span text:style-name="T3">: </text:span><text:span text:style-name="T5">capitalize</text:span><text:span text:style-name="T3">;</text:span></text:p>
      <text:p text:style-name="P3">}</text:p>
      <text:p text:style-name="P2"/>
      <text:p text:style-name="P3"><text:span text:style-name="T9">@media</text:span> (<text:span text:style-name="T6">max-width</text:span>: <text:span text:style-name="T10">600px</text:span>) {</text:p>
      <text:p text:style-name="P4">  <text:span text:style-name="T11">.filtros-informe</text:span><text:span text:style-name="T3"> {</text:span></text:p>
      <text:p text:style-name="P4">    <text:span text:style-name="T2">gap</text:span><text:span text:style-name="T3">: </text:span><text:span text:style-name="T4">0.5rem</text:span><text:span text:style-name="T3">;</text:span></text:p>
      <text:p text:style-name="P4">  <text:span text:style-name="T3">}</text:span></text:p>
      <text:p text:style-name="P2"/>
      <text:p text:style-name="P4">  <text:span text:style-name="T11">.filtros-informe</text:span><text:span text:style-name="T3"> </text:span><text:span text:style-name="T11">label</text:span><text:span text:style-name="T3"> {</text:span></text:p>
      <text:p text:style-name="P4">    <text:span text:style-name="T2">font-size</text:span><text:span text:style-name="T3">: </text:span><text:span text:style-name="T4">0.9rem</text:span><text:span text:style-name="T3">;</text:span></text:p>
      <text:p text:style-name="P4">  <text:span text:style-name="T3">}</text:span></text:p>
      <text:p text:style-name="P2"/>
      <text:p text:style-name="P4">  <text:span text:style-name="T11">.filtros-informe</text:span><text:span text:style-name="T3"> </text:span><text:span text:style-name="T11">select</text:span><text:span text:style-name="T3">,</text:span></text:p>
      <text:p text:style-name="P4">  <text:span text:style-name="T11">.filtros-informe</text:span><text:span text:style-name="T3"> </text:span><text:span text:style-name="T11">input</text:span><text:span text:style-name="T3">[</text:span><text:span text:style-name="T2">type</text:span><text:span text:style-name="T12">=</text:span><text:span text:style-name="T5">"date"</text:span><text:span text:style-name="T3">],</text:span></text:p>
      <text:p text:style-name="P4">  <text:span text:style-name="T11">.filtros-informe</text:span><text:span text:style-name="T3"> </text:span><text:span text:style-name="T11">button</text:span><text:span text:style-name="T3"> {</text:span></text:p>
      <text:p text:style-name="P4">    <text:span text:style-name="T2">font-size</text:span><text:span text:style-name="T3">: </text:span><text:span text:style-name="T4">0.9rem</text:span><text:span text:style-name="T3">;</text:span></text:p>
      <text:p text:style-name="P4">    <text:span text:style-name="T2">padding</text:span><text:span text:style-name="T3">: </text:span><text:span text:style-name="T4">0.4rem</text:span><text:span text:style-name="T3">;</text:span></text:p>
      <text:p text:style-name="P4">  <text:span text:style-name="T3">}</text:span></text:p>
      <text:p text:style-name="P2"/>
      <text:p text:style-name="P4">  <text:span text:style-name="T11">.resultados-informe</text:span><text:span text:style-name="T3"> </text:span><text:span text:style-name="T11">th</text:span><text:span text:style-name="T3">,</text:span></text:p>
      <text:p text:style-name="P4">  <text:span text:style-name="T11">.resultados-informe</text:span><text:span text:style-name="T3"> </text:span><text:span text:style-name="T11">td</text:span><text:span text:style-name="T3"> {</text:span></text:p>
      <text:p text:style-name="P4">    <text:span text:style-name="T2">font-size</text:span><text:span text:style-name="T3">: </text:span><text:span text:style-name="T4">0.85rem</text:span><text:span text:style-name="T3">;</text:span></text:p>
      <text:p text:style-name="P4">  <text:span text:style-name="T3">}</text:span></text:p>
      <text:p text:style-name="P3">}</text:p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2T20:44:34.006798100</meta:creation-date>
    <dc:date>2025-08-22T20:44:40.345873100</dc:date>
    <meta:editing-duration>PT7S</meta:editing-duration>
    <meta:editing-cycles>1</meta:editing-cycles>
    <meta:document-statistic meta:table-count="0" meta:image-count="0" meta:object-count="0" meta:page-count="2" meta:paragraph-count="74" meta:word-count="155" meta:character-count="1384" meta:non-whitespace-character-count="1197"/>
    <meta:generator>LibreOffice/25.2.5.2$Windows_X86_64 LibreOffice_project/03d19516eb2e1dd5d4ccd751a0d6f35f35e08022</meta:generator>
  </office:meta>
</office:document-meta>
</file>